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Таблица3" style:family="table">
      <style:table-properties style:width="17.016cm" table:align="left" style:writing-mode="lr-tb"/>
    </style:style>
    <style:style style:name="Таблица3.A" style:family="table-column">
      <style:table-column-properties style:column-width="4.249cm"/>
    </style:style>
    <style:style style:name="Таблица3.B" style:family="table-column">
      <style:table-column-properties style:column-width="4.251cm"/>
    </style:style>
    <style:style style:name="Таблица3.D" style:family="table-column">
      <style:table-column-properties style:column-width="4.267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3.D1" style:family="table-cell">
      <style:table-cell-properties style:vertical-align="top" fo:padding="0.097cm" fo:border="0.002cm solid #000000" style:writing-mode="lr-tb"/>
    </style:style>
    <style:style style:name="Таблица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3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font-weight="bold" officeooo:rsid="0002d4aa" officeooo:paragraph-rsid="0002d4aa" style:font-weight-asian="bold" style:font-weight-complex="bold"/>
    </style:style>
    <style:style style:name="P2" style:family="paragraph" style:parent-style-name="Standard">
      <style:text-properties fo:font-weight="bold" officeooo:rsid="0003d845" officeooo:paragraph-rsid="0003d845" style:font-weight-asian="bold" style:font-weight-complex="bold"/>
    </style:style>
    <style:style style:name="P3" style:family="paragraph" style:parent-style-name="Standard">
      <style:text-properties officeooo:rsid="0002d4aa" officeooo:paragraph-rsid="0002d4aa"/>
    </style:style>
    <style:style style:name="P4" style:family="paragraph" style:parent-style-name="Standard">
      <style:text-properties officeooo:rsid="0002d4aa" officeooo:paragraph-rsid="0003d845"/>
    </style:style>
    <style:style style:name="P5" style:family="paragraph" style:parent-style-name="Standard">
      <style:text-properties officeooo:rsid="0002d4aa" officeooo:paragraph-rsid="00055362"/>
    </style:style>
    <style:style style:name="P6" style:family="paragraph" style:parent-style-name="Standard">
      <style:text-properties officeooo:paragraph-rsid="0003d845"/>
    </style:style>
    <style:style style:name="P7" style:family="paragraph" style:parent-style-name="Standard">
      <style:text-properties fo:font-weight="normal" officeooo:paragraph-rsid="00083f91" style:font-weight-asian="normal" style:font-weight-complex="normal"/>
    </style:style>
    <style:style style:name="P8" style:family="paragraph" style:parent-style-name="Standard">
      <style:text-properties fo:font-weight="normal" officeooo:paragraph-rsid="000965a2" style:font-weight-asian="normal" style:font-weight-complex="normal"/>
    </style:style>
    <style:style style:name="P9" style:family="paragraph" style:parent-style-name="Standard">
      <style:text-properties fo:font-weight="normal" officeooo:paragraph-rsid="000abd8c" style:font-weight-asian="normal" style:font-weight-complex="normal"/>
    </style:style>
    <style:style style:name="P10" style:family="paragraph" style:parent-style-name="Standard">
      <style:text-properties fo:font-weight="normal" officeooo:paragraph-rsid="000b86e5" style:font-weight-asian="normal" style:font-weight-complex="normal"/>
    </style:style>
    <style:style style:name="P11" style:family="paragraph" style:parent-style-name="Standard">
      <style:text-properties fo:font-weight="normal" officeooo:paragraph-rsid="000cf8de" style:font-weight-asian="normal" style:font-weight-complex="normal"/>
    </style:style>
    <style:style style:name="P12" style:family="paragraph" style:parent-style-name="Standard">
      <style:text-properties fo:font-weight="normal" officeooo:rsid="00083f91" officeooo:paragraph-rsid="00083f91" style:font-weight-asian="normal" style:font-weight-complex="normal"/>
    </style:style>
    <style:style style:name="P13" style:family="paragraph" style:parent-style-name="Standard">
      <style:text-properties fo:font-weight="normal" officeooo:rsid="000965a2" officeooo:paragraph-rsid="000965a2" style:font-weight-asian="normal" style:font-weight-complex="normal"/>
    </style:style>
    <style:style style:name="P14" style:family="paragraph" style:parent-style-name="Standard">
      <style:text-properties fo:font-weight="normal" officeooo:rsid="000b86e5" officeooo:paragraph-rsid="000abd8c" style:font-weight-asian="normal" style:font-weight-complex="normal"/>
    </style:style>
    <style:style style:name="P15" style:family="paragraph" style:parent-style-name="Standard">
      <style:text-properties fo:font-weight="normal" officeooo:paragraph-rsid="00104265" style:font-weight-asian="normal" style:font-weight-complex="normal"/>
    </style:style>
    <style:style style:name="P16" style:family="paragraph" style:parent-style-name="Standard">
      <style:text-properties fo:font-weight="normal" officeooo:rsid="00104265" officeooo:paragraph-rsid="00104265" style:font-weight-asian="normal" style:font-weight-complex="normal"/>
    </style:style>
    <style:style style:name="P17" style:family="paragraph" style:parent-style-name="Standard">
      <style:text-properties fo:font-weight="normal" officeooo:rsid="0017fe82" officeooo:paragraph-rsid="0017fe82" style:font-weight-asian="normal" style:font-weight-complex="normal"/>
    </style:style>
    <style:style style:name="P18" style:family="paragraph" style:parent-style-name="Standard">
      <style:text-properties fo:font-weight="normal" officeooo:rsid="001b39a0" officeooo:paragraph-rsid="001b39a0" style:font-weight-asian="normal" style:font-weight-complex="normal"/>
    </style:style>
    <style:style style:name="P19" style:family="paragraph" style:parent-style-name="Standard">
      <style:text-properties fo:font-weight="normal" officeooo:rsid="001b39a0" officeooo:paragraph-rsid="001e641d" style:font-weight-asian="normal" style:font-weight-complex="normal"/>
    </style:style>
    <style:style style:name="P20" style:family="paragraph" style:parent-style-name="Standard">
      <style:text-properties fo:font-weight="normal" officeooo:rsid="001b7839" officeooo:paragraph-rsid="001b7839" style:font-weight-asian="normal" style:font-weight-complex="normal"/>
    </style:style>
    <style:style style:name="P21" style:family="paragraph" style:parent-style-name="Standard">
      <style:text-properties fo:font-weight="normal" officeooo:rsid="001e641d" officeooo:paragraph-rsid="001e641d" style:font-weight-asian="normal" style:font-weight-complex="normal"/>
    </style:style>
    <style:style style:name="P22" style:family="paragraph" style:parent-style-name="Standard">
      <style:text-properties officeooo:rsid="0003d845" officeooo:paragraph-rsid="0003d845"/>
    </style:style>
    <style:style style:name="P23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fo:font-weight="bold" officeooo:rsid="00104265" officeooo:paragraph-rsid="00174191" style:font-weight-asian="bold" style:font-weight-complex="bold"/>
    </style:style>
    <style:style style:name="P24" style:family="paragraph" style:parent-style-name="Standard" style:list-style-name="L1">
      <style:text-properties officeooo:rsid="0002d4aa" officeooo:paragraph-rsid="0002d4aa"/>
    </style:style>
    <style:style style:name="P25" style:family="paragraph" style:parent-style-name="Standard">
      <style:text-properties fo:font-weight="normal" officeooo:rsid="001e641d" officeooo:paragraph-rsid="001e641d" style:font-weight-asian="normal" style:font-weight-complex="normal"/>
    </style:style>
    <style:style style:name="P26" style:family="paragraph" style:parent-style-name="Standard">
      <style:text-properties fo:font-weight="normal" officeooo:rsid="00226b36" officeooo:paragraph-rsid="00226b36" style:font-weight-asian="normal" style:font-weight-complex="normal"/>
    </style:style>
    <style:style style:name="P27" style:family="paragraph" style:parent-style-name="Standard">
      <style:text-properties fo:font-weight="normal" officeooo:rsid="0025e052" officeooo:paragraph-rsid="0025e052" style:font-weight-asian="normal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officeooo:paragraph-rsid="00345479"/>
    </style:style>
    <style:style style:name="P29" style:family="paragraph" style:parent-style-name="Standard">
      <style:paragraph-properties fo:margin-left="0cm" fo:margin-right="0cm" fo:text-indent="1.034cm" style:auto-text-indent="false"/>
      <style:text-properties fo:font-weight="bold" officeooo:rsid="0025e052" officeooo:paragraph-rsid="0028c4a8" style:font-weight-asian="bold" style:font-weight-complex="bold"/>
    </style:style>
    <style:style style:name="P30" style:family="paragraph" style:parent-style-name="Standard">
      <style:paragraph-properties fo:margin-left="0cm" fo:margin-right="0cm" fo:text-align="end" style:justify-single-word="false" fo:text-indent="1.034cm" style:auto-text-indent="false"/>
      <style:text-properties officeooo:paragraph-rsid="0028c4a8"/>
    </style:style>
    <style:style style:name="P31" style:family="paragraph" style:parent-style-name="Standard">
      <style:paragraph-properties fo:margin-left="0cm" fo:margin-right="0cm" fo:text-align="center" style:justify-single-word="false" fo:text-indent="0.025cm" style:auto-text-indent="false" style:snap-to-layout-grid="false"/>
      <style:text-properties officeooo:paragraph-rsid="00309db2"/>
    </style:style>
    <style:style style:name="P32" style:family="paragraph" style:parent-style-name="Standard">
      <style:paragraph-properties fo:margin-left="0cm" fo:margin-right="0cm" fo:text-align="center" style:justify-single-word="false" fo:text-indent="0.048cm" style:auto-text-indent="false" style:snap-to-layout-grid="false"/>
      <style:text-properties officeooo:paragraph-rsid="002dc929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officeooo:paragraph-rsid="0028c4a8"/>
    </style:style>
    <style:style style:name="P34" style:family="paragraph" style:parent-style-name="Table_20_Contents">
      <style:paragraph-properties style:snap-to-layout-grid="false"/>
      <style:text-properties officeooo:paragraph-rsid="0028c4a8"/>
    </style:style>
    <style:style style:name="P35" style:family="paragraph" style:parent-style-name="Table_20_Contents">
      <style:paragraph-properties style:snap-to-layout-grid="false"/>
      <style:text-properties officeooo:paragraph-rsid="00361af4"/>
    </style:style>
    <style:style style:name="P36" style:family="paragraph" style:parent-style-name="Table_20_Contents">
      <style:paragraph-properties style:snap-to-layout-grid="false"/>
      <style:text-properties officeooo:paragraph-rsid="00378c66"/>
    </style:style>
    <style:style style:name="P37" style:family="paragraph" style:parent-style-name="Table_20_Contents">
      <style:paragraph-properties style:snap-to-layout-grid="false"/>
      <style:text-properties officeooo:paragraph-rsid="00393383"/>
    </style:style>
    <style:style style:name="P38" style:family="paragraph" style:parent-style-name="Table_20_Contents">
      <style:paragraph-properties style:snap-to-layout-grid="false"/>
      <style:text-properties officeooo:paragraph-rsid="003a4c9f"/>
    </style:style>
    <style:style style:name="P39" style:family="paragraph" style:parent-style-name="Table_20_Contents">
      <style:paragraph-properties style:snap-to-layout-grid="false"/>
      <style:text-properties officeooo:paragraph-rsid="003b36d0"/>
    </style:style>
    <style:style style:name="P40" style:family="paragraph" style:parent-style-name="Table_20_Contents">
      <style:paragraph-properties style:snap-to-layout-grid="false"/>
      <style:text-properties officeooo:paragraph-rsid="003cfb8f"/>
    </style:style>
    <style:style style:name="P41" style:family="paragraph" style:parent-style-name="Table_20_Contents">
      <style:paragraph-properties style:snap-to-layout-grid="false"/>
      <style:text-properties officeooo:paragraph-rsid="003e5d0b"/>
    </style:style>
    <style:style style:name="P42" style:family="paragraph" style:parent-style-name="Table_20_Contents">
      <style:paragraph-properties style:snap-to-layout-grid="false"/>
      <style:text-properties officeooo:paragraph-rsid="0040595a"/>
    </style:style>
    <style:style style:name="P43" style:family="paragraph" style:parent-style-name="Table_20_Contents">
      <style:paragraph-properties style:snap-to-layout-grid="false"/>
      <style:text-properties officeooo:paragraph-rsid="0040ad91"/>
    </style:style>
    <style:style style:name="P44" style:family="paragraph" style:parent-style-name="Table_20_Contents">
      <style:paragraph-properties style:snap-to-layout-grid="false"/>
      <style:text-properties officeooo:paragraph-rsid="00412853"/>
    </style:style>
    <style:style style:name="T1" style:family="text">
      <style:text-properties officeooo:rsid="0003d845"/>
    </style:style>
    <style:style style:name="T2" style:family="text">
      <style:text-properties fo:color="#000000" style:font-name="lucidatypewriter" fo:font-size="8pt" officeooo:rsid="0003d845" style:font-name-asian="lucidatypewriter" style:font-size-asian="8pt" style:font-name-complex="lucidatypewriter" style:font-size-complex="8pt"/>
    </style:style>
    <style:style style:name="T3" style:family="text">
      <style:text-properties fo:font-weight="bold" officeooo:rsid="0003d845" style:font-weight-asian="bold" style:font-weight-complex="bold"/>
    </style:style>
    <style:style style:name="T4" style:family="text">
      <style:text-properties fo:font-weight="bold" officeooo:rsid="00309db2" style:font-weight-asian="bold" style:font-weight-complex="bold"/>
    </style:style>
    <style:style style:name="T5" style:family="text">
      <style:text-properties officeooo:rsid="00055362"/>
    </style:style>
    <style:style style:name="T6" style:family="text">
      <style:text-properties officeooo:rsid="00083f91"/>
    </style:style>
    <style:style style:name="T7" style:family="text">
      <style:text-properties officeooo:rsid="000965a2"/>
    </style:style>
    <style:style style:name="T8" style:family="text">
      <style:text-properties officeooo:rsid="000abd8c"/>
    </style:style>
    <style:style style:name="T9" style:family="text">
      <style:text-properties officeooo:rsid="000b86e5"/>
    </style:style>
    <style:style style:name="T10" style:family="text">
      <style:text-properties officeooo:rsid="000c2647"/>
    </style:style>
    <style:style style:name="T11" style:family="text">
      <style:text-properties officeooo:rsid="000cf8de"/>
    </style:style>
    <style:style style:name="T12" style:family="text">
      <style:text-properties officeooo:rsid="000eb51b"/>
    </style:style>
    <style:style style:name="T13" style:family="text">
      <style:text-properties officeooo:rsid="00104265"/>
    </style:style>
    <style:style style:name="T14" style:family="text">
      <style:text-properties officeooo:rsid="001e641d"/>
    </style:style>
    <style:style style:name="T15" style:family="text">
      <style:text-properties officeooo:rsid="001f4230"/>
    </style:style>
    <style:style style:name="T16" style:family="text">
      <style:text-properties officeooo:rsid="00270df3"/>
    </style:style>
    <style:style style:name="T17" style:family="text">
      <style:text-properties fo:font-weight="normal" officeooo:rsid="00270df3" style:font-weight-asian="normal" style:font-weight-complex="normal"/>
    </style:style>
    <style:style style:name="T18" style:family="text">
      <style:text-properties officeooo:rsid="0028c4a8"/>
    </style:style>
    <style:style style:name="T19" style:family="text">
      <style:text-properties officeooo:rsid="0028ced7"/>
    </style:style>
    <style:style style:name="T20" style:family="text">
      <style:text-properties officeooo:rsid="002980d2"/>
    </style:style>
    <style:style style:name="T21" style:family="text">
      <style:text-properties officeooo:rsid="002afada"/>
    </style:style>
    <style:style style:name="T22" style:family="text">
      <style:text-properties officeooo:rsid="002b2b1b"/>
    </style:style>
    <style:style style:name="T23" style:family="text">
      <style:text-properties officeooo:rsid="002be360"/>
    </style:style>
    <style:style style:name="T24" style:family="text">
      <style:text-properties officeooo:rsid="002c5650"/>
    </style:style>
    <style:style style:name="T25" style:family="text">
      <style:text-properties officeooo:rsid="002dc929"/>
    </style:style>
    <style:style style:name="T26" style:family="text">
      <style:text-properties officeooo:rsid="002f53fa"/>
    </style:style>
    <style:style style:name="T27" style:family="text">
      <style:text-properties officeooo:rsid="00309db2"/>
    </style:style>
    <style:style style:name="T28" style:family="text">
      <style:text-properties officeooo:rsid="00314278"/>
    </style:style>
    <style:style style:name="T29" style:family="text">
      <style:text-properties officeooo:rsid="00329954"/>
    </style:style>
    <style:style style:name="T30" style:family="text">
      <style:text-properties officeooo:rsid="00345479"/>
    </style:style>
    <style:style style:name="T31" style:family="text">
      <style:text-properties officeooo:rsid="0035fd65"/>
    </style:style>
    <style:style style:name="T32" style:family="text">
      <style:text-properties officeooo:rsid="00361af4"/>
    </style:style>
    <style:style style:name="T33" style:family="text">
      <style:text-properties officeooo:rsid="00378c66"/>
    </style:style>
    <style:style style:name="T34" style:family="text">
      <style:text-properties officeooo:rsid="00393383"/>
    </style:style>
    <style:style style:name="T35" style:family="text">
      <style:text-properties officeooo:rsid="003a4c9f"/>
    </style:style>
    <style:style style:name="T36" style:family="text">
      <style:text-properties officeooo:rsid="003b36d0"/>
    </style:style>
    <style:style style:name="T37" style:family="text">
      <style:text-properties officeooo:rsid="003cfb8f"/>
    </style:style>
    <style:style style:name="T38" style:family="text">
      <style:text-properties officeooo:rsid="003e5d0b"/>
    </style:style>
    <style:style style:name="T39" style:family="text">
      <style:text-properties officeooo:rsid="0040595a"/>
    </style:style>
    <style:style style:name="T40" style:family="text">
      <style:text-properties officeooo:rsid="0040ad91"/>
    </style:style>
    <style:style style:name="T41" style:family="text">
      <style:text-properties officeooo:rsid="004128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зучение влияния учета контрастных блоков на качество оценки стего</text:p>
      <text:p text:style-name="P3"/>
      <text:list xml:id="list1864137504" text:style-name="L1">
        <text:list-item>
          <text:p text:style-name="P24">Подобрать оптимальный процент контрастных блоков для снижения ошибки оценки</text:p>
        </text:list-item>
      </text:list>
      <text:p text:style-name="P2">При использовании <text:s/>контраста без инвертирования для 28(14 пустых):</text:p>
      <text:p text:style-name="P2"/>
      <text:p text:style-name="P22">1.0000, x=0.3563: e1=28.5714, e2=0.0000</text:p>
      <text:p text:style-name="P4"><text:span text:style-name="T1">1.0000, x=0.3563: e1=25.0000, e2=3.5714<text:tab/></text:span><text:span text:style-name="T5">– контраст </text:span><text:span text:style-name="T7">10</text:span></text:p>
      <text:p text:style-name="P22">2.0000, x=0.3563: e1=3.5714, e2=3.5714</text:p>
      <text:p text:style-name="P5"><text:span text:style-name="T1">2.0000, x=0.3563: e1=0.0000, e2=17.8571<text:tab/></text:span><text:span text:style-name="T5">– контраст</text:span></text:p>
      <text:p text:style-name="P22">3.0000, x=0.3563: e1=0.0000, e2=10.7143</text:p>
      <text:p text:style-name="P5"><text:span text:style-name="T1">3.0000, x=0.3563: e1=0.0000, e2=28.5714<text:tab/></text:span><text:span text:style-name="T5">– контраст</text:span></text:p>
      <text:p text:style-name="P6"><text:span text:style-name="T3">При использовании <text:s/>контраста с инвертированием(</text:span><text:span text:style-name="T2">Contrast=(~Contrast)</text:span><text:span text:style-name="T3">) для 28(14 пустых):</text:span></text:p>
      <text:p text:style-name="P12">1.0000, x=0.3563: e1=28.5714, e2=17.8571</text:p>
      <text:p text:style-name="P7"><text:span text:style-name="T6">1.0000, x=0.3563: e1=28.5714, e2=10.7143 </text:span><text:span text:style-name="T7">– контраст 20</text:span></text:p>
      <text:p text:style-name="P8"><text:span text:style-name="T6">1.0000, x=0.3563: e1=28.5714, e2=7.1429 </text:span><text:span text:style-name="T7">– контраст 50</text:span></text:p>
      <text:p text:style-name="P8"><text:span text:style-name="T6">1.0000, x=0.3563: e1=28.5714, e2=7.1429 </text:span><text:span text:style-name="T7">– контраст 70</text:span></text:p>
      <text:p text:style-name="P13"/>
      <text:p text:style-name="P10"><text:span text:style-name="T9">для 37 пустых контейнеров </text:span><text:span text:style-name="T10">(aerials)</text:span></text:p>
      <text:p text:style-name="P9"><text:span text:style-name="T8">x=0.3563: e1=63.1579, e2=0.0000 </text:span><text:span text:style-name="T9">– и для простого и для контраста (50-70)</text:span></text:p>
      <text:p text:style-name="P14"/>
      <text:p text:style-name="P11"><text:span text:style-name="T9">для </text:span><text:span text:style-name="T11">43</text:span><text:span text:style-name="T9"> пустых контейнеров </text:span><text:span text:style-name="T10">(</text:span><text:span text:style-name="T11">misc</text:span><text:span text:style-name="T10">)</text:span></text:p>
      <text:p text:style-name="P11"><text:span text:style-name="T8">x=0.3563: e1=63.1579, e2=0.0000 </text:span><text:span text:style-name="T9">– и для простого и для контраста (50-70)</text:span></text:p>
      <text:p text:style-name="P14"/>
      <text:p text:style-name="P15"><text:span text:style-name="T12">Для </text:span><text:span text:style-name="T13">пустых </text:span><text:span text:style-name="T12">misc Y=0.6473 </text:span><text:span text:style-name="T13">(29.5455)</text:span><text:span text:style-name="T12">, Cb,Cr=0.3563 </text:span><text:span text:style-name="T13">(0.0000)</text:span></text:p>
      <text:p text:style-name="P16"/>
      <text:p text:style-name="P23">e1 – ошибка первого рода, когда пустое изображение считается содержащим встроенные данные; e2 – ошибка второго рода, когда заполненный контейнер считается пустым.</text:p>
      <text:p text:style-name="P20">etype=1</text:p>
      <text:p text:style-name="P20">12.5000, x=0.3649</text:p>
      <text:p text:style-name="P20">9.3750, x=0.6473</text:p>
      <text:p text:style-name="P20">etype=2</text:p>
      <text:p text:style-name="P20">0.0000, x=0.3080</text:p>
      <text:p text:style-name="P20">etype=1</text:p>
      <text:p text:style-name="P20">10.1333, x=0.3649</text:p>
      <text:p text:style-name="P20">7.4667, x=0.6473</text:p>
      <text:p text:style-name="P20">etype=2</text:p>
      <text:p text:style-name="P20">0.0000, x=0.3080</text:p>
      <text:p text:style-name="P20">33.3333, x=0.4945</text:p>
      <text:p text:style-name="P20">etype=0</text:p>
      <text:p text:style-name="P20">345.3333, x=0.3649</text:p>
      <text:p text:style-name="P20">338.6667, x=0.5504</text:p>
      <text:p text:style-name="P20">&gt;&gt; </text:p>
      <text:p text:style-name="P20">&gt;&gt; </text:p>
      <text:p text:style-name="P20">&gt;&gt; test1</text:p>
      <text:p text:style-name="P20">etype=1</text:p>
      <text:p text:style-name="P20">24.4000, x=0.3649</text:p>
      <text:p text:style-name="P20">15.8667, x=0.6473</text:p>
      <text:p text:style-name="P20">etype=2</text:p>
      <text:p text:style-name="P20">0.0000, x=0.3080</text:p>
      <text:p text:style-name="P20">8.8000, x=0.4945</text:p>
      <text:p text:style-name="P20">etype=0</text:p>
      <text:p text:style-name="P20">32.8000, x=0.3649</text:p>
      <text:p text:style-name="P20"><text:soft-page-break/>31.4667, x=0.4945</text:p>
      <text:p text:style-name="P16"/>
      <text:p text:style-name="P17">75 изображений для Y( 15 – 0 порог, 15 – 1, 15 – 2, 15 – 3, 15 – 5):</text:p>
      <text:p text:style-name="P18">etype=1</text:p>
      <text:p text:style-name="P18">24.4000, x=<text:bookmark-start text:name="__DdeLink__246_2026844096"/>0.3649<text:bookmark-end text:name="__DdeLink__246_2026844096"/></text:p>
      <text:p text:style-name="P18">15.8667, x=<text:bookmark-start text:name="__DdeLink__248_2026844096"/>0.6473<text:bookmark-end text:name="__DdeLink__248_2026844096"/></text:p>
      <text:p text:style-name="P18">etype=2</text:p>
      <text:p text:style-name="P18">0.0000, x=0.3080</text:p>
      <text:p text:style-name="P18">8.8000, x=0.4945</text:p>
      <text:p text:style-name="P18">etype=0</text:p>
      <text:p text:style-name="P18">32.8000, x=0.3649</text:p>
      <text:p text:style-name="P18">31.4667, x=0.4945</text:p>
      <text:p text:style-name="P18"/>
      <text:p text:style-name="P18"/>
      <text:p text:style-name="P21">Определение оптимального делителя контраста:</text:p>
      <text:p text:style-name="P19"><text:span text:style-name="T14">divi</text:span><text:span text:style-name="T15">(10--50)</text:span><text:span text:style-name="T14"> = <text:s text:c="2"/></text:span><text:bookmark-start text:name="__DdeLink__224_398712328"/><text:span text:style-name="T14">19.4428</text:span><text:bookmark-end text:name="__DdeLink__224_398712328"/></text:p>
      <text:p text:style-name="P21"/>
      <text:p text:style-name="P26">Подбор оптимального порога для изображений сгруппированных по контрастам:</text:p>
      <text:p text:style-name="P27">Images2/Contrast/100/</text:p>
      <text:p text:style-name="P27">etype=0</text:p>
      <text:p text:style-name="P27">46.8750, x=0.3649</text:p>
      <text:p text:style-name="P27">44.3750, x=0.6473</text:p>
      <text:p text:style-name="P27">Images2/Contrast/90/</text:p>
      <text:p text:style-name="P27">etype=0</text:p>
      <text:p text:style-name="P27">28.3333, x=0.3649</text:p>
      <text:p text:style-name="P27">23.3333, x=0.6473</text:p>
      <text:p text:style-name="P27">Images2/Contrast/80/</text:p>
      <text:p text:style-name="P27">etype=0</text:p>
      <text:p text:style-name="P27">28.1250, x=0.3649</text:p>
      <text:p text:style-name="P27">25.6250, x=0.5528</text:p>
      <text:p text:style-name="P27">Images2/Contrast/70/</text:p>
      <text:p text:style-name="P27">etype=0</text:p>
      <text:p text:style-name="P27">23.0000, x=0.3649</text:p>
      <text:p text:style-name="P27">20.0000, x=0.5528</text:p>
      <text:p text:style-name="P27">Images2/Contrast/60/</text:p>
      <text:p text:style-name="P27">etype=0</text:p>
      <text:p text:style-name="P27">12.5000, x=0.3649</text:p>
      <text:p text:style-name="P27">8.9286, x=0.5342</text:p>
      <text:p text:style-name="P27">Images2/Contrast/50/</text:p>
      <text:p text:style-name="P27">etype=0</text:p>
      <text:p text:style-name="P27">13.5714, x=0.3649</text:p>
      <text:p text:style-name="P27">10.7143, x=0.5528</text:p>
      <text:p text:style-name="P27">Images2/Contrast/40/</text:p>
      <text:p text:style-name="P27">etype=0</text:p>
      <text:p text:style-name="P27">13.6364, x=0.3649</text:p>
      <text:p text:style-name="P27">11.3636, x=0.5528</text:p>
      <text:p text:style-name="P27">Images2/Contrast/30/</text:p>
      <text:p text:style-name="P27">etype=0</text:p>
      <text:p text:style-name="P27">5.4545, x=0.3649</text:p>
      <text:p text:style-name="P27">4.5455, x=0.5528</text:p>
      <text:p text:style-name="P27">Images2/Contrast/20/</text:p>
      <text:p text:style-name="P27">etype=0</text:p>
      <text:p text:style-name="P27">2.6667, x=0.3649</text:p>
      <text:p text:style-name="P27">2.0000, x=0.5528</text:p>
      <text:p text:style-name="P27"><text:soft-page-break/>Images2/Contrast/10/</text:p>
      <text:p text:style-name="P27">etype=0</text:p>
      <text:p text:style-name="P27">0.7895, x=0.3649</text:p>
      <text:p text:style-name="P27">0.7895, x=0.4945</text:p>
      <text:p text:style-name="P27"/>
      <text:p text:style-name="P30">Таблица 2. Ошибки применения порогового значения. <text:span text:style-name="T38">Применялось деление изображения на 10 частей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Таблица3.1">
          <table:table-cell table:style-name="Таблица3.A1" office:value-type="string">
            <text:p text:style-name="P33">Величина порога D</text:p>
          </table:table-cell>
          <table:table-cell table:style-name="Таблица3.A1" office:value-type="string">
            <text:p text:style-name="P31">Y: <text:span text:style-name="T26">0.5365</text:span><text:span text:style-name="T27">;</text:span><text:bookmark-start text:name="__DdeLink__773_456108309"/><text:span text:style-name="T4">0.5528</text:span><text:bookmark-end text:name="__DdeLink__773_456108309"/></text:p>
          </table:table-cell>
          <table:table-cell table:style-name="Таблица3.A1" office:value-type="string">
            <text:p text:style-name="P28">Cb: <text:bookmark-start text:name="__DdeLink__775_456108309"/><text:bookmark-start text:name="__DdeLink__389_456108309"/><text:span text:style-name="T30">0.3649</text:span><text:bookmark-end text:name="__DdeLink__775_456108309"/><text:bookmark-end text:name="__DdeLink__389_456108309"/></text:p>
          </table:table-cell>
          <table:table-cell table:style-name="Таблица3.D1" office:value-type="string">
            <text:p text:style-name="P32">Cr: <text:span text:style-name="T25">0.3649</text:span></text:p>
          </table:table-cell>
        </table:table-row>
        <table:table-row table:style-name="Таблица3.1">
          <table:table-cell table:style-name="Таблица3.A2" office:value-type="string">
            <text:p text:style-name="P33">0</text:p>
          </table:table-cell>
          <table:table-cell table:style-name="Таблица3.A2" office:value-type="string">
            <text:p text:style-name="P36"><text:span text:style-name="T33">e1=27.4600, e2=0.0000</text:span></text:p>
          </table:table-cell>
          <table:table-cell table:style-name="Таблица3.A2" office:value-type="string">
            <text:p text:style-name="P39"><text:span text:style-name="T36">e1=18.3900, e2=0.0000</text:span></text:p>
          </table:table-cell>
          <table:table-cell table:style-name="Таблица3.D2" office:value-type="string">
            <text:p text:style-name="P43"><text:span text:style-name="T40">e1=16.0600, e2=0.0000</text:span></text:p>
          </table:table-cell>
        </table:table-row>
        <table:table-row table:style-name="Таблица3.1">
          <table:table-cell table:style-name="Таблица3.A2" office:value-type="string">
            <text:p text:style-name="P33">1</text:p>
          </table:table-cell>
          <table:table-cell table:style-name="Таблица3.A2" office:value-type="string">
            <text:p text:style-name="P36"><text:span text:style-name="T33">e1=7.2700, e2=63.9900</text:span></text:p>
          </table:table-cell>
          <table:table-cell table:style-name="Таблица3.A2" office:value-type="string">
            <text:p text:style-name="P40"><text:span text:style-name="T37">e1=3.4300, e2=67.1300</text:span></text:p>
          </table:table-cell>
          <table:table-cell table:style-name="Таблица3.D2" office:value-type="string">
            <text:p text:style-name="P44"><text:span text:style-name="T41">e1=3.4300, e2=75.7200</text:span></text:p>
          </table:table-cell>
        </table:table-row>
        <table:table-row table:style-name="Таблица3.1">
          <table:table-cell table:style-name="Таблица3.A2" office:value-type="string">
            <text:p text:style-name="P33">2</text:p>
          </table:table-cell>
          <table:table-cell table:style-name="Таблица3.A2" office:value-type="string">
            <text:p text:style-name="P36"><text:span text:style-name="T33">e1=10.3600, e2=4.7300</text:span></text:p>
          </table:table-cell>
          <table:table-cell table:style-name="Таблица3.A2" office:value-type="string">
            <text:p text:style-name="P41"><text:span text:style-name="T38">e1=5.6000, e2=14.7400</text:span></text:p>
          </table:table-cell>
          <table:table-cell table:style-name="Таблица3.D2" office:value-type="string">
            <text:p text:style-name="P35"><text:span text:style-name="T32">e1=9.0000, e2=12.2000</text:span></text:p>
          </table:table-cell>
        </table:table-row>
        <table:table-row table:style-name="Таблица3.1">
          <table:table-cell table:style-name="Таблица3.A2" office:value-type="string">
            <text:p text:style-name="P33">3</text:p>
          </table:table-cell>
          <table:table-cell table:style-name="Таблица3.A2" office:value-type="string">
            <text:p text:style-name="P37"><text:span text:style-name="T34">e1=5.5000, e2=34.5100</text:span></text:p>
          </table:table-cell>
          <table:table-cell table:style-name="Таблица3.A2" office:value-type="string">
            <text:p text:style-name="P41"><text:span text:style-name="T38">e1=3.8900, e2=7.2700</text:span></text:p>
          </table:table-cell>
          <table:table-cell table:style-name="Таблица3.D2" office:value-type="string">
            <text:p text:style-name="P35"><text:span text:style-name="T32">e1=9.8000, e2=20.6000</text:span></text:p>
          </table:table-cell>
        </table:table-row>
        <table:table-row table:style-name="Таблица3.1">
          <table:table-cell table:style-name="Таблица3.A2" office:value-type="string">
            <text:p text:style-name="P33">5</text:p>
          </table:table-cell>
          <table:table-cell table:style-name="Таблица3.A2" office:value-type="string">
            <text:p text:style-name="P38"><text:span text:style-name="T35">12.2900, e2=9.9900</text:span></text:p>
          </table:table-cell>
          <table:table-cell table:style-name="Таблица3.A2" office:value-type="string">
            <text:p text:style-name="P42"><text:span text:style-name="T39">e1=9.9300, e2=6.3900</text:span></text:p>
          </table:table-cell>
          <table:table-cell table:style-name="Таблица3.D2" office:value-type="string">
            <text:p text:style-name="P35"><text:span text:style-name="T32">e1=7.0000, e2=21.2000</text:span></text:p>
          </table:table-cell>
        </table:table-row>
      </table:table>
      <text:p text:style-name="P29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5T09:00:21</meta:creation-date>
    <dc:date>2011-03-23T16:28:09</dc:date>
    <meta:editing-duration>PT99H10M25S</meta:editing-duration>
    <meta:editing-cycles>46</meta:editing-cycles>
    <meta:generator>OpenOffice.org/3.2$Linux OpenOffice.org_project/320m19$Build-9505</meta:generator>
    <meta:document-statistic meta:table-count="1" meta:image-count="0" meta:object-count="0" meta:page-count="3" meta:paragraph-count="124" meta:word-count="361" meta:character-count="2912"/>
  </office:meta>
</office:document-meta>
</file>